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6600cc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382cm" svg:y1="3.477cm" svg:x2="6.308cm" svg:y2="4.469cm" draw:start-shape="id1" draw:start-glue-point="6" draw:end-shape="id2" draw:end-glue-point="11" svg:d="M9382 3477l-3074 992" svg:viewBox="0 0 3075 993">
          <text:p/>
        </draw:connector>
        <draw:connector draw:style-name="gr2" draw:text-style-name="P3" draw:layer="layout" draw:type="line" svg:x1="10.652cm" svg:y1="4.048cm" svg:x2="11.371cm" svg:y2="4.85cm" draw:start-shape="id1" draw:start-glue-point="8" draw:end-shape="id3" draw:end-glue-point="5" svg:d="M10652 4048l719 802" svg:viewBox="0 0 720 803">
          <text:p/>
        </draw:connector>
        <draw:connector draw:style-name="gr2" draw:text-style-name="P3" draw:layer="layout" draw:type="line" svg:x1="11.922cm" svg:y1="3.477cm" svg:x2="17.319cm" svg:y2="4.81cm" draw:start-shape="id1" draw:start-glue-point="10" draw:end-shape="id4" draw:end-glue-point="0" svg:d="M11922 3477l5397 1333" svg:viewBox="0 0 5398 1334">
          <text:p/>
        </draw:connector>
        <draw:frame draw:style-name="gr3" draw:text-style-name="P4" draw:layer="layout" svg:width="1.433cm" svg:height="0.696cm" svg:x="13.827cm" svg:y="3.413cm">
          <draw:text-box>
            <text:p><text:span text:style-name="T2">O</text:span></text:p>
          </draw:text-box>
        </draw:frame>
        <draw:frame draw:style-name="gr3" draw:text-style-name="P4" draw:layer="layout" svg:width="1.433cm" svg:height="0.696cm" svg:x="10.444cm" svg:y="4.17cm">
          <draw:text-box>
            <text:p><text:span text:style-name="T2">F</text:span></text:p>
          </draw:text-box>
        </draw:frame>
        <draw:frame draw:style-name="gr3" draw:text-style-name="P4" draw:layer="layout" svg:width="1.433cm" svg:height="0.696cm" svg:x="7.477cm" svg:y="3.413cm">
          <draw:text-box>
            <text:p><text:span text:style-name="T2">M</text:span></text:p>
          </draw:text-box>
        </draw:frame>
        <draw:custom-shape draw:style-name="gr1" draw:text-style-name="P2" xml:id="id2" draw:id="id2" draw:layer="layout" svg:width="2.54cm" svg:height="1.143cm" svg:x="4.14cm" svg:y="4.302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1.397cm" svg:height="0.889cm" svg:x="2.27cm" svg:y="6.284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1.397cm" svg:height="0.889cm" svg:x="7.477cm" svg:y="6.284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512cm" svg:y1="5.278cm" svg:x2="2.968cm" svg:y2="6.284cm" draw:start-shape="id2" draw:start-glue-point="7" draw:end-shape="id5" draw:end-glue-point="0" svg:d="M4512 5278l-1544 1006" svg:viewBox="0 0 1545 1007">
          <text:p/>
        </draw:connector>
        <draw:connector draw:style-name="gr2" draw:text-style-name="P3" draw:layer="layout" draw:type="line" svg:x1="5.41cm" svg:y1="5.445cm" svg:x2="5.403cm" svg:y2="6.279cm" draw:start-shape="id2" draw:start-glue-point="8" svg:d="M5410 5445l-7 834" svg:viewBox="0 0 8 835">
          <text:p/>
        </draw:connector>
        <draw:connector draw:style-name="gr2" draw:text-style-name="P3" draw:layer="layout" draw:type="line" svg:x1="6.308cm" svg:y1="5.278cm" svg:x2="8.175cm" svg:y2="6.284cm" draw:start-shape="id2" draw:start-glue-point="9" draw:end-shape="id6" draw:end-glue-point="0" svg:d="M6308 5278l1867 1006" svg:viewBox="0 0 1868 1007">
          <text:p/>
        </draw:connector>
        <draw:frame draw:style-name="gr5" draw:text-style-name="P4" draw:layer="layout" svg:width="1.666cm" svg:height="0.696cm" svg:x="2.27cm" svg:y="5.268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6.969cm" svg:y="5.268cm">
          <draw:text-box>
            <text:p><text:span text:style-name="T2">old</text:span></text:p>
          </draw:text-box>
        </draw:frame>
        <draw:frame draw:style-name="gr6" draw:text-style-name="P4" draw:layer="layout" svg:width="1.899cm" svg:height="0.696cm" svg:x="4.453cm" svg:y="5.534cm">
          <draw:text-box>
            <text:p><text:span text:style-name="T2">middle</text:span></text:p>
          </draw:text-box>
        </draw:frame>
        <draw:custom-shape draw:style-name="gr1" draw:text-style-name="P2" xml:id="id7" draw:id="id7" draw:layer="layout" svg:width="2.54cm" svg:height="1.143cm" svg:x="4.141cm" svg:y="6.202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1.397cm" svg:height="0.889cm" svg:x="6.842cm" svg:y="8.383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1.397cm" svg:height="0.889cm" svg:x="4.71cm" svg:y="8.384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11cm" svg:y1="7.345cm" svg:x2="5.408cm" svg:y2="8.384cm" draw:start-shape="id7" draw:start-glue-point="8" draw:end-shape="id8" draw:end-glue-point="0" svg:d="M5411 7345l-3 1039" svg:viewBox="0 0 4 1040">
          <text:p/>
        </draw:connector>
        <draw:connector draw:style-name="gr2" draw:text-style-name="P3" draw:layer="layout" draw:type="line" svg:x1="6.309cm" svg:y1="7.178cm" svg:x2="7.54cm" svg:y2="8.383cm" draw:start-shape="id7" draw:start-glue-point="9" draw:end-shape="id9" draw:end-glue-point="0" svg:d="M6309 7178l1231 1205" svg:viewBox="0 0 1232 1206">
          <text:p/>
        </draw:connector>
        <draw:frame draw:style-name="gr3" draw:text-style-name="P4" draw:layer="layout" svg:width="1.433cm" svg:height="0.696cm" svg:x="6.97cm" svg:y="7.568cm">
          <draw:text-box>
            <text:p><text:span text:style-name="T2">CPSC</text:span></text:p>
          </draw:text-box>
        </draw:frame>
        <draw:frame draw:style-name="gr3" draw:text-style-name="P4" draw:layer="layout" svg:width="1.433cm" svg:height="0.696cm" svg:x="4.698cm" svg:y="7.568cm">
          <draw:text-box>
            <text:p><text:span text:style-name="T2">MATH</text:span></text:p>
          </draw:text-box>
        </draw:frame>
        <draw:connector draw:style-name="gr2" draw:text-style-name="P3" draw:layer="layout" draw:type="line" svg:x1="4.513cm" svg:y1="7.178cm" svg:x2="3.34cm" svg:y2="8.383cm" draw:start-shape="id7" draw:start-glue-point="7" draw:end-shape="id10" draw:end-glue-point="0" svg:d="M4513 7178l-1173 1205" svg:viewBox="0 0 1174 1206">
          <text:p/>
        </draw:connector>
        <draw:frame draw:style-name="gr3" draw:text-style-name="P4" draw:layer="layout" svg:width="1.433cm" svg:height="0.696cm" svg:x="2.371cm" svg:y="7.544cm">
          <draw:text-box>
            <text:p><text:span text:style-name="T2">PSYC</text:span></text:p>
          </draw:text-box>
        </draw:frame>
        <draw:custom-shape draw:style-name="gr4" draw:text-style-name="P5" xml:id="id10" draw:id="id10" draw:layer="layout" svg:width="1.397cm" svg:height="0.889cm" svg:x="2.642cm" svg:y="8.383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397cm" svg:height="0.889cm" svg:x="16.621cm" svg:y="4.81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143cm" svg:x="10.999cm" svg:y="4.683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371cm" svg:y1="5.659cm" svg:x2="9.953cm" svg:y2="6.715cm" draw:start-shape="id3" draw:start-glue-point="7" draw:end-shape="id11" draw:end-glue-point="0" svg:d="M11371 5659l-1418 1056" svg:viewBox="0 0 1419 1057">
          <text:p/>
        </draw:connector>
        <draw:connector draw:style-name="gr2" draw:text-style-name="P3" draw:layer="layout" draw:type="line" svg:x1="13.167cm" svg:y1="5.659cm" svg:x2="16.531cm" svg:y2="7.263cm" draw:start-shape="id3" draw:start-glue-point="9" draw:end-shape="id12" draw:end-glue-point="5" svg:d="M13167 5659l3364 1604" svg:viewBox="0 0 3365 1605">
          <text:p/>
        </draw:connector>
        <draw:frame draw:style-name="gr3" draw:text-style-name="P4" draw:layer="layout" svg:width="1.433cm" svg:height="0.696cm" svg:x="11.759cm" svg:y="5.953cm">
          <draw:text-box>
            <text:p><text:span text:style-name="T2">CPSC</text:span></text:p>
          </draw:text-box>
        </draw:frame>
        <draw:frame draw:style-name="gr3" draw:text-style-name="P4" draw:layer="layout" svg:width="1.433cm" svg:height="0.696cm" svg:x="9.473cm" svg:y="5.699cm">
          <draw:text-box>
            <text:p><text:span text:style-name="T2">MATH</text:span></text:p>
          </draw:text-box>
        </draw:frame>
        <draw:connector draw:style-name="gr2" draw:text-style-name="P3" draw:layer="layout" draw:type="line" svg:x1="12.269cm" svg:y1="5.826cm" svg:x2="12.076cm" svg:y2="7.096cm" draw:start-shape="id3" draw:start-glue-point="8" draw:end-shape="id13" draw:end-glue-point="4" svg:d="M12269 5826l-193 1270" svg:viewBox="0 0 194 1271">
          <text:p/>
        </draw:connector>
        <draw:frame draw:style-name="gr3" draw:text-style-name="P4" draw:layer="layout" svg:width="1.433cm" svg:height="0.696cm" svg:x="14.462cm" svg:y="5.826cm">
          <draw:text-box>
            <text:p><text:span text:style-name="T2">PSYC</text:span></text:p>
          </draw:text-box>
        </draw:frame>
        <draw:custom-shape draw:style-name="gr4" draw:text-style-name="P5" xml:id="id11" draw:id="id11" draw:layer="layout" svg:width="1.397cm" svg:height="0.889cm" svg:x="9.255cm" svg:y="6.715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143cm" svg:x="10.806cm" svg:y="7.096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397cm" svg:height="0.889cm" svg:x="9.698cm" svg:y="9.12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1.397cm" svg:height="0.889cm" svg:x="13.046cm" svg:y="9.128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178cm" svg:y1="8.072cm" svg:x2="10.396cm" svg:y2="9.128cm" draw:start-shape="id13" draw:start-glue-point="7" draw:end-shape="id14" draw:end-glue-point="0" svg:d="M11178 8072l-782 1056" svg:viewBox="0 0 783 1057">
          <text:p/>
        </draw:connector>
        <draw:connector draw:style-name="gr2" draw:text-style-name="P3" draw:layer="layout" draw:type="line" svg:x1="12.076cm" svg:y1="8.239cm" svg:x2="12.069cm" svg:y2="9.073cm" draw:start-shape="id13" draw:start-glue-point="8" svg:d="M12076 8239l-7 834" svg:viewBox="0 0 8 835">
          <text:p/>
        </draw:connector>
        <draw:connector draw:style-name="gr2" draw:text-style-name="P3" draw:layer="layout" draw:type="line" svg:x1="12.974cm" svg:y1="8.072cm" svg:x2="13.744cm" svg:y2="9.128cm" draw:start-shape="id13" draw:start-glue-point="9" draw:end-shape="id15" draw:end-glue-point="0" svg:d="M12974 8072l770 1056" svg:viewBox="0 0 771 1057">
          <text:p/>
        </draw:connector>
        <draw:frame draw:style-name="gr5" draw:text-style-name="P4" draw:layer="layout" svg:width="1.666cm" svg:height="0.696cm" svg:x="9.317cm" svg:y="8.112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13.127cm" svg:y="8.112cm">
          <draw:text-box>
            <text:p><text:span text:style-name="T2">old</text:span></text:p>
          </draw:text-box>
        </draw:frame>
        <draw:frame draw:style-name="gr6" draw:text-style-name="P4" draw:layer="layout" svg:width="1.899cm" svg:height="0.696cm" svg:x="11.119cm" svg:y="8.328cm">
          <draw:text-box>
            <text:p><text:span text:style-name="T2">middle</text:span></text:p>
          </draw:text-box>
        </draw:frame>
        <draw:custom-shape draw:style-name="gr4" draw:text-style-name="P5" draw:layer="layout" svg:width="1.397cm" svg:height="0.889cm" svg:x="11.39cm" svg:y="9.12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143cm" svg:x="16.159cm" svg:y="7.096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397cm" svg:height="0.889cm" svg:x="15.099cm" svg:y="9.12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1.397cm" svg:height="0.889cm" svg:x="18.447cm" svg:y="9.12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579cm" svg:y1="8.072cm" svg:x2="15.797cm" svg:y2="9.128cm" draw:end-shape="id16" draw:end-glue-point="0" svg:d="M16579 8072l-782 1056" svg:viewBox="0 0 783 1057">
          <text:p/>
        </draw:connector>
        <draw:connector draw:style-name="gr2" draw:text-style-name="P3" draw:layer="layout" draw:type="line" svg:x1="17.477cm" svg:y1="8.239cm" svg:x2="17.47cm" svg:y2="9.073cm" svg:d="M17477 8239l-7 834" svg:viewBox="0 0 8 835">
          <text:p/>
        </draw:connector>
        <draw:connector draw:style-name="gr2" draw:text-style-name="P3" draw:layer="layout" draw:type="line" svg:x1="18.375cm" svg:y1="8.072cm" svg:x2="19.145cm" svg:y2="9.128cm" draw:end-shape="id17" draw:end-glue-point="0" svg:d="M18375 8072l770 1056" svg:viewBox="0 0 771 1057">
          <text:p/>
        </draw:connector>
        <draw:frame draw:style-name="gr5" draw:text-style-name="P4" draw:layer="layout" svg:width="1.666cm" svg:height="0.696cm" svg:x="14.718cm" svg:y="8.112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18.528cm" svg:y="8.112cm">
          <draw:text-box>
            <text:p><text:span text:style-name="T2">old</text:span></text:p>
          </draw:text-box>
        </draw:frame>
        <draw:frame draw:style-name="gr6" draw:text-style-name="P4" draw:layer="layout" svg:width="1.899cm" svg:height="0.696cm" svg:x="16.52cm" svg:y="8.328cm">
          <draw:text-box>
            <text:p><text:span text:style-name="T2">middle</text:span></text:p>
          </draw:text-box>
        </draw:frame>
        <draw:custom-shape draw:style-name="gr4" draw:text-style-name="P7" draw:layer="layout" svg:width="1.397cm" svg:height="0.889cm" svg:x="16.791cm" svg:y="9.128cm">
          <text:p text:style-name="P6"><text:span text:style-name="T3">Yes(?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4T15:43:11.351173718</dc:date>
    <meta:editing-duration>PT1H1M43S</meta:editing-duration>
    <meta:editing-cycles>9</meta:editing-cycles>
    <meta:generator>LibreOffice/6.0.7.3$Linux_X86_64 LibreOffice_project/00m0$Build-3</meta:generator>
    <meta:document-statistic meta:object-count="55"/>
  </office:meta>
</office:document-meta>
</file>